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40AC2FDC21ED550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fo:color="#999999" loext:opacity="100%" fo:language="pt" fo:country="BR" officeooo:rsid="000bb793" officeooo:paragraph-rsid="006d88bf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Liberation Serif" fo:font-size="12pt" fo:language="pt" fo:country="BR" fo:font-style="italic" fo:font-weight="normal" officeooo:rsid="006d88bf" officeooo:paragraph-rsid="006f57fb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Liberation Serif" fo:font-size="10pt" fo:language="pt" fo:country="BR" fo:font-style="italic" fo:font-weight="normal" officeooo:rsid="006d88bf" officeooo:paragraph-rsid="006f57fb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  <style:text-properties fo:language="pt" fo:country="B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fo:font-weight="bold" officeooo:rsid="005e2f8c" officeooo:paragraph-rsid="005e2f8c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paragraph-rsid="0045b6bf"/>
    </style:style>
    <style:style style:name="P12" style:family="paragraph" style:parent-style-name="Standard" style:master-page-name="Standard">
      <style:paragraph-properties fo:text-align="start" style:justify-single-word="false" style:page-number="auto"/>
      <style:text-properties fo:color="#999999" loext:opacity="100%" style:font-name="Liberation Serif" fo:font-size="12pt" fo:language="pt" fo:country="BR" fo:font-style="italic" fo:font-weight="normal" officeooo:rsid="006d88bf" officeooo:paragraph-rsid="006d88b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Liberation Serif" fo:font-size="16pt" fo:language="pt" fo:country="BR" fo:font-weight="normal" officeooo:rsid="0035dcd2" officeooo:paragraph-rsid="0035dcd2" style:font-size-asian="16pt" style:font-weight-asian="normal" style:font-size-complex="16pt" style:font-weight-complex="normal"/>
    </style:style>
    <style:style style:name="P14" style:family="paragraph" style:parent-style-name="Standard">
      <style:text-properties officeooo:paragraph-rsid="006b29a2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321f2" officeooo:paragraph-rsid="00732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321f2" officeooo:paragraph-rsid="0073c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73c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29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3d280a" officeooo:paragraph-rsid="0073cd11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67421c" officeooo:paragraph-rsid="0067421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73cd11" officeooo:paragraph-rsid="0073cd11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e2f8c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321f2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91be9"/>
    </style:style>
    <style:style style:name="P27" style:family="paragraph" style:parent-style-name="Text_20_body">
      <style:paragraph-properties fo:text-align="justify" style:justify-single-word="false"/>
      <style:text-properties officeooo:paragraph-rsid="0073cd11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4b942"/>
    </style:style>
    <style:style style:name="P2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0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4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officeooo:paragraph-rsid="0074b942"/>
    </style:style>
    <style:style style:name="P36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  <style:text-properties officeooo:paragraph-rsid="0074b942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74b942" officeooo:paragraph-rsid="0074b942"/>
    </style:style>
    <style:style style:name="T1" style:family="text">
      <style:text-properties fo:color="#000000" loext:opacity="100%" fo:language="pt" fo:country="BR" fo:font-style="normal" style:font-style-asian="normal" style:font-style-complex="normal"/>
    </style:style>
    <style:style style:name="T2" style:family="text">
      <style:text-properties fo:color="#000000" loext:opacity="100%" fo:language="pt" fo:country="BR" fo:font-style="normal" officeooo:rsid="0073cd11" style:font-style-asian="normal" style:font-style-complex="normal"/>
    </style:style>
    <style:style style:name="T3" style:family="text">
      <style:text-properties fo:color="#000000" loext:opacity="100%" style:font-name="Liberation Serif" fo:language="pt" fo:country="BR"/>
    </style:style>
    <style:style style:name="T4" style:family="text">
      <style:text-properties fo:color="#000000" loext:opacity="100%" style:font-name="Liberation Serif" fo:language="pt" fo:country="BR" officeooo:rsid="005e2f8c"/>
    </style:style>
    <style:style style:name="T5" style:family="text">
      <style:text-properties fo:color="#000000" loext:opacity="100%" style:font-name="Liberation Serif" fo:language="pt" fo:country="BR" officeooo:rsid="005e2f8c" loext:padding="0.049cm" loext:border="0.06pt solid #d9d9e3"/>
    </style:style>
    <style:style style:name="T6" style:family="text">
      <style:text-properties fo:color="#000000" loext:opacity="100%" style:font-name="Liberation Serif" fo:language="pt" fo:country="BR" officeooo:rsid="006cc11f"/>
    </style:style>
    <style:style style:name="T7" style:family="text">
      <style:text-properties fo:color="#000000" loext:opacity="100%" style:font-name="Liberation Serif" fo:language="pt" fo:country="BR" officeooo:rsid="007321f2"/>
    </style:style>
    <style:style style:name="T8" style:family="text">
      <style:text-properties fo:color="#000000" loext:opacity="100%" style:font-name="Liberation Serif" fo:language="pt" fo:country="BR" officeooo:rsid="00691be9"/>
    </style:style>
    <style:style style:name="T9" style:family="text">
      <style:text-properties fo:color="#000000" loext:opacity="100%" style:font-name="Liberation Serif" fo:language="pt" fo:country="BR" fo:font-style="normal" officeooo:rsid="0073cd11" style:font-style-asian="normal" style:font-style-complex="normal"/>
    </style:style>
    <style:style style:name="T10" style:family="text">
      <style:text-properties fo:color="#000000" loext:opacity="100%" style:font-name="Liberation Serif" fo:language="pt" fo:country="BR" fo:font-weight="normal" officeooo:rsid="005e2f8c" style:font-weight-asian="normal" style:font-weight-complex="normal" loext:padding="0.049cm" loext:border="0.06pt solid #d9d9e3"/>
    </style:style>
    <style:style style:name="T11" style:family="text">
      <style:text-properties fo:color="#000000" loext:opacity="100%" style:font-name="Liberation Serif" fo:language="pt" fo:country="BR" fo:font-weight="normal" officeooo:rsid="0074b942" style:font-weight-asian="normal" style:font-weight-complex="normal" loext:padding="0.049cm" loext:border="0.06pt solid #d9d9e3"/>
    </style:style>
    <style:style style:name="T12" style:family="text">
      <style:text-properties fo:color="#000000" loext:opacity="100%" style:font-name="Liberation Serif" fo:language="pt" fo:country="BR" officeooo:rsid="0073cd11"/>
    </style:style>
    <style:style style:name="T13" style:family="text">
      <style:text-properties fo:color="#000000" loext:opacity="100%" style:font-name="Liberation Serif" fo:language="pt" fo:country="BR" fo:font-weight="bold" officeooo:rsid="0073cd11" style:font-weight-asian="bold" style:font-weight-complex="bold"/>
    </style:style>
    <style:style style:name="T14" style:family="text">
      <style:text-properties fo:color="#000000" loext:opacity="100%" style:font-name="Liberation Serif" fo:language="pt" fo:country="BR" officeooo:rsid="0074b942"/>
    </style:style>
    <style:style style:name="T15" style:family="text">
      <style:text-properties fo:color="#000000" loext:opacity="100%" style:font-name="Liberation Serif" fo:language="pt" fo:country="BR" officeooo:rsid="0074b942" loext:padding="0.049cm" loext:border="0.06pt solid #d9d9e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officeooo:rsid="00606295"/>
    </style:style>
    <style:style style:name="T19" style:family="text">
      <style:text-properties officeooo:rsid="0061eb8b"/>
    </style:style>
    <style:style style:name="T20" style:family="text">
      <style:text-properties officeooo:rsid="00691be9"/>
    </style:style>
    <style:style style:name="T21" style:family="text">
      <style:text-properties officeooo:rsid="007321f2"/>
    </style:style>
    <style:style style:name="T22" style:family="text">
      <style:text-properties fo:font-style="normal" officeooo:rsid="007321f2" style:font-style-asian="normal" style:font-style-complex="normal"/>
    </style:style>
    <style:style style:name="T23" style:family="text">
      <style:text-properties loext:padding="0.049cm" loext:border="0.06pt solid #d9d9e3"/>
    </style:style>
    <style:style style:name="T24" style:family="text">
      <style:text-properties officeooo:rsid="0073cd11"/>
    </style:style>
    <style:style style:name="T25" style:family="text">
      <style:text-properties fo:font-weight="normal" style:font-weight-asian="normal" style:font-weight-complex="normal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<text:span text:style-name="T16">Problema</text:span>: <text:span text:style-name="T24">Ciclos de Permutação</text:span></text:p>
      <text:p text:style-name="P3">Elaborado por: <text:span text:style-name="T21">Emanuel Catão</text:span></text:p>
      <text:p text:style-name="P2"/>
      <text:p text:style-name="P27"><text:span text:style-name="T9">Uma permutação de n números</text:span><text:span text:style-name="T1"> é um arranjo desses números em uma ordem específica. Por exemplo, [2, 3, 1] é uma permutação de 1, 2, e 3. Permutações podem ter ciclos, que são sequências de números onde o primeiro número da sequência é mapeado para o segundo, o segundo para o terceiro, e assim por diante, com o último número mapeado de volta para o primeiro. </text:span><text:span text:style-name="T2">N</text:span><text:span text:style-name="T1">a permutação [2, 3, 1], há um único ciclo (1 2 3), </text:span><text:span text:style-name="T2">por exemplo</text:span><text:span text:style-name="T1">. </text:span></text:p>
      <text:p text:style-name="P20"><text:tab/><text:span text:style-name="T22">Sua tarefa é implementar um programa em C que utilize listas circulares encadeadas para encontrar e imprimir todos os ciclos em uma dada permutação. </text:span></text:p>
      <text:p text:style-name="P23">Para melhor entendimento:</text:p>
      <text:p text:style-name="P24"><text:span text:style-name="T4">a) </text:span><text:span text:style-name="T12">Inicialize um array de booleanos</text:span><text:span text:style-name="T4"> para rastrear quais elementos já foram visitados. No início, todos os elementos estão definidos como </text:span><text:span text:style-name="T13">não visitados</text:span><text:span text:style-name="T12">.</text:span></text:p>
      <text:p text:style-name="P24"><text:span text:style-name="T4">b) </text:span><text:span text:style-name="T14">Para cada elemento:</text:span></text:p>
      <text:list text:style-name="L7">
        <text:list-item>
          <text:p text:style-name="P31">Se o elemento ainda não foi visitado:</text:p>
          <text:list>
            <text:list-item>
              <text:p text:style-name="P31"><text:span text:style-name="Strong_20_Emphasis"><text:span text:style-name="T23">Inicie um novo ciclo</text:span></text:span> com o elemento atual.</text:p>
            </text:list-item>
            <text:list-item>
              <text:p text:style-name="P31"><text:span text:style-name="Strong_20_Emphasis"><text:span text:style-name="T23">Marque o elemento como visitado</text:span></text:span>.</text:p>
            </text:list-item>
            <text:list-item>
              <text:p text:style-name="P31"><text:span text:style-name="Strong_20_Emphasis"><text:span text:style-name="T23">Siga para o elemento para o qual o atual aponta na permutação</text:span></text:span>.</text:p>
            </text:list-item>
            <text:list-item>
              <text:p text:style-name="P31"><text:span text:style-name="Strong_20_Emphasis"><text:span text:style-name="T23">Continue seguindo os elementos</text:span></text:span> até voltar ao elemento inicial, adicionando cada elemento ao ciclo e marcando-os como visitados.</text:p>
            </text:list-item>
            <text:list-item>
              <text:p text:style-name="P32"><text:span text:style-name="Strong_20_Emphasis"><text:span text:style-name="T23">Quando voltar ao elemento inicial, o ciclo está completo</text:span></text:span>.</text:p>
            </text:list-item>
          </text:list>
        </text:list-item>
      </text:list>
      <text:p text:style-name="P25"><text:span text:style-name="T4">c) </text:span><text:span text:style-name="Strong_20_Emphasis"><text:span text:style-name="T10">Repita até todos os elementos terem sido visitados </text:span></text:span><text:span text:style-name="Strong_20_Emphasis"><text:span text:style-name="T11">e i</text:span></text:span><text:span text:style-name="Strong_20_Emphasis"><text:span text:style-name="T25">mprima os ciclos encontrados</text:span></text:span>.</text:p>
      <text:p text:style-name="P28"><text:span text:style-name="T7">d</text:span><text:span text:style-name="T6">)</text:span><text:span text:style-name="T4"> </text:span><text:span text:style-name="T14">Exemplo com a Permutação [7, 1, 5, 6, 3, 4, 2]:</text:span></text:p>
      <text:p text:style-name="P28"><text:span text:style-name="T14"><text:tab/>Array de visitados: [false, false, false, false, false, false, false]</text:span></text:p>
      <text:p text:style-name="P37"><text:span text:style-name="T3"><text:tab/>1. Encontrar ciclos:</text:span></text:p>
      <text:list text:style-name="L9">
        <text:list-item>
          <text:list>
            <text:list-item>
              <text:p text:style-name="P33">Comece com o elemento 1 (na posição 1):</text:p>
              <text:list>
                <text:list-item>
                  <text:p text:style-name="P33">O 1 aponta para o 7 (na posição 7).</text:p>
                </text:list-item>
                <text:list-item>
                  <text:p text:style-name="P33">O 7 aponta para o 2 (na posição 2).</text:p>
                </text:list-item>
                <text:list-item>
                  <text:p text:style-name="P33">O 2 aponta para o 1 (de volta ao início).</text:p>
                </text:list-item>
                <text:list-item>
                  <text:p text:style-name="P33">Ciclo completo: (1 7 2)</text:p>
                </text:list-item>
              </text:list>
            </text:list-item>
            <text:list-item>
              <text:p text:style-name="P35">Marque 1, 7 e 2 como visitados.</text:p>
            </text:list-item>
          </text:list>
        </text:list-item>
        <text:list-item>
          <text:p text:style-name="P36"><text:span text:style-name="Strong_20_Emphasis"><text:span text:style-name="T23">Array de Visitados</text:span></text:span>: [true, true, false, false, false, false, true]</text:p>
        </text:list-item>
        <text:list-item>
          <text:p text:style-name="P34"><text:span text:style-name="Strong_20_Emphasis"><text:span text:style-name="T23">Continue com o próximo elemento não visitado (3)</text:span></text:span>:</text:p>
          <text:list>
            <text:list-item>
              <text:p text:style-name="P33"><text:soft-page-break/>O 3 aponta para o 5 (na posição 5).</text:p>
            </text:list-item>
            <text:list-item>
              <text:p text:style-name="P33">O 5 aponta para o 3 (de volta ao início).</text:p>
            </text:list-item>
            <text:list-item>
              <text:p text:style-name="P33">Ciclo completo: (3 5)</text:p>
            </text:list-item>
            <text:list-item>
              <text:p text:style-name="P33">Marque 3 e 5 como visitados.</text:p>
            </text:list-item>
          </text:list>
        </text:list-item>
        <text:list-item>
          <text:p text:style-name="P34"><text:span text:style-name="Strong_20_Emphasis"><text:span text:style-name="T23">Array de Visitados</text:span></text:span>: [true, true, true, false, true, false, true]</text:p>
        </text:list-item>
        <text:list-item>
          <text:p text:style-name="P34"><text:span text:style-name="Strong_20_Emphasis"><text:span text:style-name="T23">Continue com o próximo elemento não visitado (4)</text:span></text:span>:</text:p>
          <text:list>
            <text:list-item>
              <text:p text:style-name="P33">O 4 aponta para o 6 (na posição 6).</text:p>
            </text:list-item>
            <text:list-item>
              <text:p text:style-name="P33">O 6 aponta para o 4 (de volta ao início).</text:p>
            </text:list-item>
            <text:list-item>
              <text:p text:style-name="P33">Ciclo completo: (4 6)</text:p>
            </text:list-item>
            <text:list-item>
              <text:p text:style-name="P33">Marque 4 e 6 como visitados.</text:p>
            </text:list-item>
          </text:list>
        </text:list-item>
        <text:list-item>
          <text:p text:style-name="P34"><text:span text:style-name="Strong_20_Emphasis"><text:span text:style-name="T23">Array de Visitados</text:span></text:span>: [true, true, true, true, true, true, true]</text:p>
        </text:list-item>
        <text:list-item>
          <text:p text:style-name="P34"><text:span text:style-name="Strong_20_Emphasis"><text:span text:style-name="T23">Todos os elementos foram visitados.</text:span></text:span></text:p>
        </text:list-item>
        <text:list-item>
          <text:p text:style-name="P34"><text:span text:style-name="Strong_20_Emphasis"><text:span text:style-name="T23">Ciclos Encontrados</text:span></text:span>: (1 7 2), (3 5), (4 6)</text:p>
        </text:list-item>
      </text:list>
      <text:p text:style-name="P9">Entrada</text:p>
      <text:p text:style-name="P8">U<text:span text:style-name="T24">m inteiro indicando o tamanho da lista de números permutados e u</text:span>ma lista de números inteiros representando a permutação. </text:p>
      <text:p text:style-name="P9">Saída</text:p>
      <text:p text:style-name="P23">Os ciclos de permutação, cada um em uma linha. Veja mais detalhes no exemplo.</text:p>
      <text:p text:style-name="P10"/>
      <text:p text:style-name="P10">Exemplo<text:span text:style-name="T18">s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5">Exemplo de entrada 1</text:p>
            <text:p text:style-name="P15">3</text:p>
            <text:p text:style-name="P15">2 3 1</text:p>
          </table:table-cell>
          <table:table-cell table:style-name="Tabela2.B1" office:value-type="string">
            <text:p text:style-name="P6">Exemplo de saída <text:span text:style-name="T18">1</text:span></text:p>
            <text:p text:style-name="P19"><text:span text:style-name="T17">Ciclos da permutacao:</text:span></text:p>
            <text:p text:style-name="P19"><text:span text:style-name="T17">1 2 3 </text:span></text:p>
          </table:table-cell>
        </table:table-row>
      </table:table>
      <text:p text:style-name="P11"/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7">Exemplo de entrada <text:span text:style-name="T19">2</text:span></text:p>
            <text:p text:style-name="P15">4</text:p>
            <text:p text:style-name="P15">2 1 4 3</text:p>
          </table:table-cell>
          <table:table-cell table:style-name="Tabela1.B1" office:value-type="string">
            <text:p text:style-name="P7">Exemplo de saída <text:span text:style-name="T19">2</text:span></text:p>
            <text:p text:style-name="P17">Ciclos da permutacao:</text:p>
            <text:p text:style-name="P17">1 2 </text:p>
            <text:p text:style-name="P17">3 4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FundoMaterial600" xlink:href="Pictures/10000001000009B100000DB40AC2FDC21ED550B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90%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list-style-name="Numbering_20_123" style:class="chapter" style:master-page-name="">
      <style:paragraph-properties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Numbering_20_123" style:class="text">
      <style:paragraph-properties fo:margin-top="0.212cm" fo:margin-bottom="0.212cm" style:contextual-spacing="false"/>
      <style:text-properties style:font-name="Liberation Serif1" fo:font-family="'Liberation Serif'" style:font-style-name="Itálico" style:font-family-generic="roman" style:font-pitch="variable" fo:font-size="90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4" style:display-name="List 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999999" loext:opacity="100%" fo:language="pt" fo:country="BR" officeooo:rsid="000bb793" officeooo:paragraph-rsid="006d88bf"/>
    </style:style>
    <style:style style:name="MP2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9B100000DB40AC2FDC21ED550B4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border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Estruturas de Dados – Prof. Rafael Lim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6T14:08:29.372000000</meta:creation-date>
    <meta:generator>LibreOffice/7.6.2.1$Windows_X86_64 LibreOffice_project/56f7684011345957bbf33a7ee678afaf4d2ba333</meta:generator>
    <meta:editing-duration>PT3H26M41S</meta:editing-duration>
    <meta:editing-cycles>31</meta:editing-cycles>
    <dc:date>2023-10-30T15:32:32.771000000</dc:date>
    <meta:document-statistic meta:table-count="2" meta:image-count="0" meta:object-count="0" meta:page-count="2" meta:paragraph-count="58" meta:word-count="514" meta:character-count="2677" meta:non-whitespace-character-count="2238"/>
  </office:meta>
</office:document-meta>
</file>